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4f8a4"/>
    </style:style>
    <style:style style:name="P2" style:family="paragraph" style:parent-style-name="Heading_20_1">
      <style:text-properties fo:font-size="11pt" officeooo:paragraph-rsid="0004f8a4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…or create a new repository on the command line </text:p>
      <text:p text:style-name="P1">echo "# learningMaterials" &gt;&gt; README.md </text:p>
      <text:p text:style-name="P1">git init </text:p>
      <text:p text:style-name="P1">git add README.md </text:p>
      <text:p text:style-name="P1">git commit -m "first commit" </text:p>
      <text:p text:style-name="P1"/>
      <text:p text:style-name="P1">git remote add origin <text:a xlink:type="simple" xlink:href="https://github.com/ermao750125/TestProject.git" text:style-name="Internet_20_link" text:visited-style-name="Visited_20_Internet_20_Link">https://github.com/ermao750125/TestProject.git</text:a></text:p>
      <text:p text:style-name="P1">git push -u origin master </text:p>
      <text:p text:style-name="P1"/>
      <text:p text:style-name="P1">…or push an existing repository from the command line </text:p>
      <text:p text:style-name="P1">git remote add origin <text:a xlink:type="simple" xlink:href="https://github.com/ermao750125/TestProject.git" text:style-name="Internet_20_link" text:visited-style-name="Visited_20_Internet_20_Link">https://github.com/ermao750125/TestProject.git</text:a> </text:p>
      <text:p text:style-name="P1">git push -u origin master …</text:p>
      <text:p text:style-name="P1"/>
      <text:p text:style-name="P1">or import code from another repository You can initialize this repository with code from a Subversion, Mercurial, or TFS project. ProTip! Use the URL for this page when adding GitHub as a remote.</text:p>
      <text:p text:style-name="P1"/>
      <text:p text:style-name="P1"/>
      <text:h text:style-name="P2" text:outline-level="1">Selenium + Jenkins + GIT Integration : Run your Test Cases from GIT Hub using Jenkins</text:h>
      <text:p text:style-name="P1">https://www.youtube.com/watch?v=rb5OL-QQPw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2:39:05.242543659</meta:creation-date>
    <dc:date>2018-11-05T00:25:22.425585947</dc:date>
    <meta:editing-duration>PT2M20S</meta:editing-duration>
    <meta:editing-cycles>1</meta:editing-cycles>
    <meta:document-statistic meta:table-count="0" meta:image-count="0" meta:object-count="0" meta:page-count="1" meta:paragraph-count="13" meta:word-count="104" meta:character-count="711" meta:non-whitespace-character-count="612"/>
    <meta:generator>LibreOffice/6.0.6.2$Linux_X86_64 LibreOffice_project/00m0$Build-2</meta:generator>
  </office:meta>
</office:document-meta>
</file>